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ISSIONÁRIOS</text:h>
      <text:p text:style-name="First_20_paragraph">A palavra “ Missionários traz à mente a imagem de cristãos intrépidos viajando para terras distantes para falar a rudes selvagens acerca do amor de Deus. Eles atravessam indescritíveis perigos e enfrentam imensos obstáculos sem que sejam abalados em sua fé em Deus. Um “ missionário” parece ser alguém com uma força espiritual muito maior do que aquela que eu tenho, ou possa esperar possuir. Pelo menos é isto o que eu gostaria de acreditar. Pensamentos como estes ajudam a me desculpar por minha própria falta de interesse em falar a outros do grande amor de meu Salvador. Eu preferiria deixar esta tarefa para aqueles “ maravilhosos missionários” . Minha consciência é aliviada pela ideia de que eles são muito melhores do que eu para pregarem o evangelho. Além disso, os missionários vão aos países distantes para pregar – será que vão?</text:p>
      <text:h text:style-name="Heading_20_2" text:outline-level="2">NOSSA MISSÃO</text:h>
      <text:p text:style-name="First_20_paragraph">“ E como pregarão, se não forem enviados?” ( <text:a xlink:type="simple" xlink:href="http://bibliaonline.com.br/acf/rm/10/15" text:style-name="Internet_20_link" text:visited-style-name="Visited_20_Internet_20_Link"><text:span text:style-name="Definition">Romanos 10:15</text:span></text:a>). Um missionário é alguém que foi enviado em uma missão. A missão não é dele, tampouco foi ele quem escolheu ir de sua própria vontade; ele é enviado. A missão é do Senhor, e é o próprio Senhor quem envia. Mas a quem Ele envia? Aqueles que desejam ir. Será que tenho o desejo de ser enviado para onde o Senhor desejar? Todo filho de Deus pode ser um missionário, enviado pelo Senhor para executar uma missão. “ De sorte que somos embaixadores da parte de Cristo” ( <text:a xlink:type="simple" xlink:href="http://bibliaonline.com.br/acf/2co/5/20" text:style-name="Internet_20_link" text:visited-style-name="Visited_20_Internet_20_Link"><text:span text:style-name="Definition">2 Coríntios 5:20</text:span></text:a>). Esta é a nossa missão: falarmos por Cristo, contarmos aos outros o amor de Deus. O importante não é para onde somos enviados, e sim a missão na qual estamos sendo enviados. Não existe um único filho de Deus sobre a face da terra que, embora desejoso de ir, deixe de ser enviado em uma missão. “ Que pregues a palavra, instes a tempo e fora de tempo” ( <text:a xlink:type="simple" xlink:href="http://bibliaonline.com.br/acf/2tm/4/2" text:style-name="Internet_20_link" text:visited-style-name="Visited_20_Internet_20_Link"><text:span text:style-name="Definition">2 Timóteo 4:2</text:span></text:a>). Uma única missão; a missão para cada filho de Deus.</text:p>
      <text:h text:style-name="Heading_20_2" text:outline-level="2">EM CASA</text:h>
      <text:p text:style-name="First_20_paragraph">“ Vai para tua casa, para os teus, e anuncia-lhes quão grandes coisas o Senhor te fez” ( <text:a xlink:type="simple" xlink:href="http://bibliaonline.com.br/acf/mc/5/19" text:style-name="Internet_20_link" text:visited-style-name="Visited_20_Internet_20_Link"><text:span text:style-name="Definition">Marcos 5:19</text:span></text:a>). Com quantas pessoas eu me encontro a cada dia, as quais não conhecem o amor de Deus? Eu não tenho que viajar para terras distantes para contar aos outros o que o Senhor tem feito por mim. Meu campo missionário pode estar em minha vizinhança, meus amigos, aqueles com quem trabalho, ou meus colegas de estudos. O Senhor pode me enviar a falar a um estranho na rua. Minha missão é contar aos outros quão grandes coisas o Senhor fez por mim.</text:p>
      <text:h text:style-name="Heading_20_2" text:outline-level="2">EM LUGARES DISTANTES</text:h>
      <text:p text:style-name="First_20_paragraph">“ Ide por todo o mundo, pregai o evangelho” ( <text:a xlink:type="simple" xlink:href="http://bibliaonline.com.br/acf/mc/16/15" text:style-name="Internet_20_link" text:visited-style-name="Visited_20_Internet_20_Link"><text:span text:style-name="Definition">Marcos 16:15</text:span></text:a>). Pode ser que algum dia o Senhor me envie para terras distantes a fim de pregar o evangelho. Não há diferença entre ser um missionário em casa e ser um missionário em terras distantes. É o Senhor quem envia Seu servo. O Senhor também providencia a mensagem : Seu grande amor. Portanto, quer seja aqui ou alí, eu sou enviado. Para onde ou para quem quer que seja, eu tenho a missão de pregar o evangelho.</text:p>
      <text:h text:style-name="Heading_20_2" text:outline-level="2"><text:soft-page-break/>DE QUEM É A OBRA?</text:h>
      <text:p text:style-name="First_20_paragraph">“ Eu plantei; Apolo regou; mas Deus deu o crescimento. Pelo que, nem o que planta é alguma coisa, nem o que rega, mas Deus, que dá o crescimento” ( <text:a xlink:type="simple" xlink:href="http://bibliaonline.com.br/acf/1co/3/6,7" text:style-name="Internet_20_link" text:visited-style-name="Visited_20_Internet_20_Link"><text:span text:style-name="Definition">1 Coríntios 3:6,7</text:span></text:a>). A obra que eu devo fazer, a missão que devo cumprir, não é minha pois sou apenas um servo. Deus escolhe o obreiro, Deus dá a graça necessária para executar a obra, e Deus dá o crescimento. Portanto onde quer que eu plante ou regue, a obra é do Senhor. Talvez eu não veja fruto deste trabalho, mas isto pertence ao Senhor, não a mim.</text:p>
      <text:h text:style-name="Heading_20_2" text:outline-level="2">AS PEQUENAS COISAS</text:h>
      <text:p text:style-name="First_20_paragraph">Talvez eu nunca seja enviado para terras distantes, e talvez nunca seja chamado a servir em alguma grande obra. Ainda assim existirão pequenas missões nas quais eu poderei ser enviado. Talvez a missão que me seja dada “ o que tendes, retende-o até que eu venha” ( <text:a xlink:type="simple" xlink:href="http://bibliaonline.com.br/acf/ap/2/25" text:style-name="Internet_20_link" text:visited-style-name="Visited_20_Internet_20_Link"><text:span text:style-name="Definition">Apocalipse 2:25</text:span></text:a>). O Senhor logo vem; vamos conservar o que temos. Talvez eu possa ser enviado para “ levantar as mãos cansadas, e os joelhos desconjuntados” ( <text:a xlink:type="simple" xlink:href="http://bibliaonline.com.br/acf/hb/12/12" text:style-name="Internet_20_link" text:visited-style-name="Visited_20_Internet_20_Link"><text:span text:style-name="Definition">Hebreus 12:12</text:span></text:a>). Minha missão pode ser de encorajar outros que foram enviados a pregar o evangelho. Onde quer que seja; para o que quer que seja; eu sou enviado! Que a oração do meu coração possa ser: “ Senhor, que queres que eu faça?” ( <text:a xlink:type="simple" xlink:href="http://bibliaonline.com.br/acf/atos/9/6" text:style-name="Internet_20_link" text:visited-style-name="Visited_20_Internet_20_Link"><text:span text:style-name="Definition">Atos 9:6</text:span></text:a>)</text:p>
      <text:p text:style-name="P2">K. Hesl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SSIONÁRIOS</dc:title>
    <dc:date>2019-03-05T17:18:21.932508640</dc:date>
    <meta:editing-duration>PT38S</meta:editing-duration>
    <meta:editing-cycles>1</meta:editing-cycles>
    <meta:document-statistic meta:table-count="0" meta:image-count="0" meta:object-count="0" meta:page-count="2" meta:paragraph-count="14" meta:word-count="753" meta:character-count="4072" meta:non-whitespace-character-count="3331"/>
    <meta:generator>LibreOffice/6.0.7.3$Linux_X86_64 LibreOffice_project/00m0$Build-3</meta:generator>
  </office:meta>
</office:document-meta>
</file>